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8B2F2303D552CE84.png" manifest:media-type="image/png"/>
  <manifest:file-entry manifest:full-path="Pictures/2000000C0000634100004A4C3651558E9C43717A.svm" manifest:media-type="image/x-svm"/>
  <manifest:file-entry manifest:full-path="Pictures/10000200000003C0000002CF8912255241FC5235.png" manifest:media-type="image/png"/>
  <manifest:file-entry manifest:full-path="Pictures/2000000E0000634100004A4C2A08177FA3DF9654.svm" manifest:media-type="image/x-svm"/>
  <manifest:file-entry manifest:full-path="Pictures/10000200000003C0000002CFDB0CBE99B708B40E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1CD1D4E1812EAD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38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2.95cm" fo:min-width="6.5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8" style:family="graphic" style:parent-style-name="standard">
      <style:graphic-properties draw:textarea-horizontal-align="justify" draw:textarea-vertical-align="middle" draw:auto-grow-height="false" fo:min-height="4.55cm" fo:min-width="4.9cm"/>
    </style:style>
    <style:style style:name="gr9" style:family="graphic" style:parent-style-name="standard">
      <style:graphic-properties draw:textarea-horizontal-align="justify" draw:textarea-vertical-align="middle" draw:auto-grow-height="false" fo:min-height="7.15cm" fo:min-width="4.5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size-complex="24pt"/>
    </style:style>
    <style:style style:name="T8" style:family="text">
      <style:text-properties fo:font-size="11pt" style:font-size-asian="14pt" style:font-size-complex="14pt"/>
    </style:style>
    <style:style style:name="T9" style:family="text">
      <style:text-properties fo:font-size="10pt" style:font-size-asian="12pt" style:font-size-complex="12pt"/>
    </style:style>
    <style:style style:name="T10" style:family="text">
      <style:text-properties fo:font-size="18pt"/>
    </style:style>
    <style:style style:name="T11" style:family="text">
      <style:text-properties fo:font-size="12pt" style:font-size-asian="15pt" style:font-size-complex="15pt"/>
    </style:style>
    <style:style style:name="T12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cm" svg:y="7.535cm" presentation:class="subtitle" presentation:user-transformed="true">
          <draw:text-box>
            <text:p><text:span text:style-name="T1">سیستم بدون کاغذ</text:span></text:p>
            <text:p>Paperless</text:p>
            <text:p><text:span text:style-name="T2">ارتباطات زیرساخت</text:span></text:p>
            <text:p><text:span text:style-name="T3">استاد :دکتر هاشمی نکو</text:span></text:p>
            <text:p><text:span text:style-name="T3">دانشجو : شاهوردی</text:span></text:p>
            <text:p><text:span text:style-name="T3">8101966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<text:span text:style-name="T4">Benefits</text:span></text:p>
          </draw:text-box>
        </draw:frame>
        <draw:frame presentation:style-name="pr4" draw:text-style-name="P3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5">Removal of paper mail</text:span></text:p>
              </text:list-item>
              <text:list-item>
                <text:p><text:span text:style-name="T5">Organize inter-corporation communication </text:span></text:p>
              </text:list-item>
              <text:list-item>
                <text:p><text:span text:style-name="T5">Faster and easier than paper mail</text:span></text:p>
              </text:list-item>
              <text:list-item>
                <text:p><text:span text:style-name="T5">No need for paper means less trees cut down</text:span></text:p>
              </text:list-item>
              <text:list-item>
                <text:p><text:span text:style-name="T5">Instant deliv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8cm" presentation:class="title" presentation:user-transformed="true">
          <draw:text-box>
            <text:p><text:span text:style-name="T4">Not secure enough </text:span></text:p>
          </draw:text-box>
        </draw:frame>
        <draw:frame presentation:style-name="pr4" draw:text-style-name="P3" draw:layer="layout" svg:width="12.244cm" svg:height="9.423cm" svg:x="8.956cm" svg:y="8.777cm" presentation:class="outline" presentation:user-transformed="true">
          <draw:text-box>
            <text:list text:style-name="L2">
              <text:list-item>
                <text:p><text:span text:style-name="T5">No end to end encryption</text:span></text:p>
              </text:list-item>
              <text:list-item>
                <text:p><text:span text:style-name="T5">Documents are exposed to post system</text:span></text:p>
              </text:list-item>
              <text:list-item>
                <text:p><text:span text:style-name="T5">Old and not open-source software</text:span></text:p>
              </text:list-item>
              <text:list-item>
                <text:p><text:span text:style-name="T5">Sender can spam and fake his identity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4.6cm" presentation:class="title" presentation:user-transformed="true">
          <draw:text-box>
            <text:p><text:span text:style-name="T4">Competitors</text:span></text:p>
          </draw:text-box>
        </draw:frame>
        <draw:frame presentation:style-name="pr4" draw:text-style-name="P3" draw:layer="layout" svg:width="12.244cm" svg:height="9.423cm" svg:x="10.8cm" svg:y="9.4cm" presentation:class="outline" presentation:user-transformed="true">
          <draw:text-box>
            <text:list text:style-name="L2">
              <text:list-item>
                <text:p><text:span text:style-name="T5">Telegram</text:span></text:p>
              </text:list-item>
              <text:list-item>
                <text:p><text:span text:style-name="T5">Email</text:span></text:p>
              </text:list-item>
              <text:list-item>
                <text:p><text:span text:style-name="T5">fax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Player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ysadmin</text:p>
                <text:p><text:span text:style-name="T5">service maintenance organized</text:span></text:p>
              </text:list-item>
              <text:list-item>
                <text:p><text:span text:style-name="T6">Post system</text:span></text:p>
                <text:p><text:span text:style-name="T5">mail’s with sender or receiver outside of corporation</text:span></text:p>
              </text:list-item>
              <text:list-item>
                <text:p><text:span text:style-name="T6">Most of Employees</text:span></text:p>
                <text:p><text:span text:style-name="T5">communication's organ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custom-shape draw:style-name="gr2" draw:text-style-name="P6" draw:layer="layout" svg:width="5.4cm" svg:height="3.8cm" svg:x="4.4cm" svg:y="7.8cm">
          <text:p text:style-name="P5"><text:span text:style-name="T7">شرایط </text:span><text:span text:style-name="T7">عالی</text:span></text:p>
          <text:p text:style-name="P5"><text:span text:style-name="T8">لزوم مدیریت </text:span><text:span text:style-name="T8">ارتباطات</text:span></text:p>
          <text:p text:style-name="P5"><text:span text:style-name="T8">درون سازمان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0cm" svg:y1="9.6cm" svg:x2="11cm" svg:y2="9.6cm">
          <text:p/>
        </draw:line>
        <draw:custom-shape draw:style-name="gr4" draw:text-style-name="P6" draw:layer="layout" svg:width="5cm" svg:height="3.8cm" svg:x="11.2cm" svg:y="7.8cm">
          <text:p text:style-name="P5"><text:span text:style-name="T7">مقوله محوری</text:span></text:p>
          <text:p text:style-name="P5"><text:span text:style-name="T9">نامه های سازما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6.6cm" svg:y1="9.8cm" svg:x2="17.6cm" svg:y2="9.8cm">
          <text:p/>
        </draw:line>
        <draw:custom-shape draw:style-name="gr5" draw:text-style-name="P8" draw:layer="layout" svg:width="5.2cm" svg:height="5.4cm" svg:x="18cm" svg:y="7cm">
          <text:p text:style-name="P5"><text:span text:style-name="T10">ر</text:span><text:span text:style-name="T10">ا</text:span><text:span text:style-name="T10">ه</text:span><text:span text:style-name="T10">ب</text:span><text:span text:style-name="T10">ر</text:span><text:span text:style-name="T10">د</text:span></text:p>
          <text:p text:style-name="P5"><text:span text:style-name="T10"><text:s/></text:span></text:p>
          <text:p text:style-name="P5"><text:span text:style-name="T11">ای</text:span><text:span text:style-name="T11">می</text:span><text:span text:style-name="T11">ل </text:span><text:span text:style-name="T11">س</text:span><text:span text:style-name="T11">از</text:span><text:span text:style-name="T11">ما</text:span><text:span text:style-name="T11">ن</text:span><text:span text:style-name="T11">ی</text:span></text:p>
          <text:p text:style-name="P5"><text:span text:style-name="T11">س</text:span><text:span text:style-name="T11">ی</text:span><text:span text:style-name="T11">س</text:span><text:span text:style-name="T11">ت</text:span><text:span text:style-name="T11">م </text:span><text:span text:style-name="T11">بد</text:span><text:span text:style-name="T11">و</text:span><text:span text:style-name="T11">ن </text:span><text:span text:style-name="T11">کا</text:span><text:span text:style-name="T11">غ</text:span><text:span text:style-name="T11">ذ</text:span></text:p>
          <text:p text:style-name="P5"><text:span text:style-name="T11">تق</text:span><text:span text:style-name="T11">وی</text:span><text:span text:style-name="T11">ت</text:span><text:span text:style-name="T11"> </text:span><text:span text:style-name="T11">وا</text:span><text:span text:style-name="T11">ح</text:span><text:span text:style-name="T11">د </text:span><text:span text:style-name="T11">پ</text:span><text:span text:style-name="T11">س</text:span><text:span text:style-name="T11">ت</text:span><text:span text:style-name="T11">ی</text:span></text:p>
          <text:p text:style-name="P5"><text:span text:style-name="T11">ای</text:span><text:span text:style-name="T11">ج</text:span><text:span text:style-name="T11">اد </text:span><text:span text:style-name="T11">پیا</text:span><text:span text:style-name="T11">م</text:span><text:span text:style-name="T11">ر</text:span><text:span text:style-name="T11">س</text:span><text:span text:style-name="T11">ا</text:span><text:span text:style-name="T11">ن </text:span><text:span text:style-name="T11">بو</text:span><text:span text:style-name="T11">م</text:span><text:span text:style-name="T11">ی</text:span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cm" svg:height="3.2cm" svg:x="7.12cm" svg:y="2.169cm">
          <text:p text:style-name="P5"><text:span text:style-name="T7">شرایط </text:span><text:span text:style-name="T7">مداخله گر</text:span></text:p>
          <text:p text:style-name="P5"><text:span text:style-name="T8">محتوای نامه های </text:span><text:span text:style-name="T8">کارکنان</text:span></text:p>
          <text:p text:style-name="P5"><text:span text:style-name="T8">حجم نامه ها</text:span></text:p>
          <text:p text:style-name="P5"><text:span text:style-name="T8">مقصد و مبدا نامه ها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4.4cm" svg:y1="3.8cm" svg:x2="17.6cm" svg:y2="9.2cm">
          <text:p/>
        </draw:line>
        <draw:custom-shape draw:style-name="gr7" draw:text-style-name="P6" draw:layer="layout" svg:width="3.4cm" svg:height="3.2cm" svg:x="11cm" svg:y="13.462cm">
          <text:p text:style-name="P5"><text:span text:style-name="T7">بستر</text:span></text:p>
          <text:p text:style-name="P5"><text:span text:style-name="T8">نامه ها</text:span></text:p>
          <text:p text:style-name="P5"><text:span text:style-name="T8">سرور شرکت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4.8cm" svg:y1="15.6cm" svg:x2="17.6cm" svg:y2="10.6cm">
          <text:p/>
        </draw:line>
        <draw:custom-shape draw:style-name="gr8" draw:text-style-name="P6" draw:layer="layout" svg:width="5.4cm" svg:height="4.8cm" svg:x="18cm" svg:y="14.4cm">
          <text:p text:style-name="P5"><text:span text:style-name="T7">پیامد ها</text:span></text:p>
          <text:p text:style-name="P5"><text:span text:style-name="T12">عدم استفاده از کاغذ</text:span></text:p>
          <text:p text:style-name="P5"><text:span text:style-name="T12">تسریع در ارتباطات</text:span></text:p>
          <text:p text:style-name="P5"><text:span text:style-name="T12">منظم شدن سیستم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20.8cm" svg:y1="12.6cm" svg:x2="20.8cm" svg:y2="14.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custom-shape draw:style-name="gr9" draw:text-style-name="P5" draw:layer="layout" svg:width="5cm" svg:height="7.4cm" svg:x="5.6cm" svg:y="2.6cm">
          <text:p text:style-name="P5">نقاط قوط</text:p>
          <text:p text:style-name="P5"><text:span text:style-name="T11">تسریع</text:span></text:p>
          <text:p text:style-name="P5"><text:span text:style-name="T11">حذف کاغذ</text:span></text:p>
          <text:p text:style-name="P5"><text:span text:style-name="T11">کمتر کردن هزینه</text:span></text:p>
          <text:p text:style-name="P5"><text:span text:style-name="T11">راحتی کاربران</text:span></text:p>
          <text:p text:style-name="P5"><text:span text:style-name="T11">مرتب بودن داده ها</text:span></text:p>
          <text:p text:style-name="P5"><text:span text:style-name="T11">کنترل ارتباطات</text:span></text:p>
          <text:p text:style-name="P5"><text:span text:style-name="T11">زمین کثیف نمیشود</text:span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7.4cm" svg:x="15.4cm" svg:y="11.6cm">
          <text:p text:style-name="P5">فرصت ها</text:p>
          <text:p text:style-name="P5"><text:span text:style-name="T11">انجام کار خذانه</text:span></text:p>
          <text:p text:style-name="P5"><text:span text:style-name="T11">ایجاد بستر اجتماعی</text:span></text:p>
          <text:p text:style-name="P5"><text:span text:style-name="T11">مدیریت سامانه غذا</text:span></text:p>
          <text:p text:style-name="P5"><text:span text:style-name="T11">تشخیص مهر و امضا</text:span></text:p>
          <text:p text:style-name="P5"><text:span text:style-name="T11">مدیریت کارهای گروهی</text:span></text:p>
          <text:p text:style-name="P5"><text:span text:style-name="T11"/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7.4cm" svg:x="15.4cm" svg:y="2.6cm">
          <text:p text:style-name="P5">نقاط ضعف</text:p>
          <text:p text:style-name="P5"><text:span text:style-name="T11">امنیت تضمین نشده</text:span></text:p>
          <text:p text:style-name="P5"><text:span text:style-name="T11">نرم افزار قدیمی است</text:span></text:p>
          <text:p text:style-name="P5"><text:span text:style-name="T11">ورود نامه روزی یکبار</text:span></text:p>
          <text:p text:style-name="P5"><text:span text:style-name="T11">عدم توجه کارکنان</text:span></text:p>
          <text:p text:style-name="P5"><text:span text:style-name="T11">اجبار استفاده</text:span></text:p>
          <text:p text:style-name="P5"><text:span text:style-name="T11">نبودن نسخه مبایل</text:span></text:p>
          <text:p text:style-name="P5"><text:span text:style-name="T11"/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cm" svg:height="7.4cm" svg:x="5.6cm" svg:y="11.6cm">
          <text:p text:style-name="P5">تهدید ها</text:p>
          <text:p text:style-name="P5"><text:span text:style-name="T11">مسنجر ها</text:span></text:p>
          <text:p text:style-name="P5"><text:span text:style-name="T11">ایمیل وفکس</text:span></text:p>
          <text:p text:style-name="P5"><text:span text:style-name="T11">اسپم</text:span></text:p>
          <text:p text:style-name="P5"><text:span text:style-name="T11">ممنوعیت نامه محرمانه</text:span></text:p>
          <text:p text:style-name="P5"><text:span text:style-name="T11">امکان حذف سیستم</text:span></text:p>
          <text:p text:style-name="P5"><text:span text:style-name="T11">به دلیل قدیمی بودن</text:span></text:p>
          <text:p text:style-name="P5"><text:span text:style-name="T11">هک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" presentation:presentation-page-layout-name="AL1T0">
        <office:forms form:automatic-focus="false" form:apply-design-mode="false"/>
        <draw:frame presentation:style-name="pr1" draw:text-style-name="P9" draw:layer="layout" svg:width="7.116cm" svg:height="6.865cm" svg:x="10.4cm" svg:y="7.535cm" presentation:class="subtitle" presentation:user-transformed="true">
          <draw:text-box>
            <text:p><text:span text:style-name="T1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8912255241FC5235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DB0CBE99B708B40E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1CD1D4E1812EADA8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8B2F2303D552CE84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4:30:23.784000000</meta:creation-date>
    <meta:editing-duration>PT6H4M59S</meta:editing-duration>
    <meta:editing-cycles>10</meta:editing-cycles>
    <meta:generator>LibreOffice/6.1.6.3$Linux_X86_64 LibreOffice_project/10$Build-3</meta:generator>
    <dc:title>Focus</dc:title>
    <dc:date>2019-05-28T09:10:27.586518535</dc:date>
    <meta:document-statistic meta:object-count="99"/>
  </office:meta>
</office:document-meta>
</file>